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Protokoll „Zwischenstand“ LF6 Gruppe 2 05.06.2023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bias Alexander</meta:initial-creator>
    <dc:creator>Tobias Alexander</dc:creator>
    <meta:creation-date>2023-06-05T08:24:00Z</meta:creation-date>
    <dc:date>2023-06-05T08:41:00Z</dc:date>
    <meta:template xlink:href="Normal" xlink:type="simple"/>
    <meta:editing-cycles>1</meta:editing-cycles>
    <meta:editing-duration>PT0S</meta:editing-duration>
    <meta:document-statistic meta:page-count="1" meta:paragraph-count="1" meta:word-count="6" meta:character-count="49" meta:row-count="1" meta:non-whitespace-character-count="44"/>
  </office:meta>
</office:document-meta>
</file>